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hoosing by accuracy</text:p>
          </table:table-cell>
          <table:table-cell office:value-type="string" calcext:value-type="string">
            <text:p>SSE</text:p>
          </table:table-cell>
          <table:table-cell office:value-type="string" calcext:value-type="string">
            <text:p>OSR2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Nlayers</text:p>
          </table:table-cell>
        </table:table-row>
        <table:table-row table:style-name="ro1">
          <table:table-cell office:value-type="string" calcext:value-type="string">
            <text:p>All variables</text:p>
          </table:table-cell>
          <table:table-cell office:value-type="float" office:value="418" calcext:value-type="float">
            <text:p>418</text:p>
          </table:table-cell>
          <table:table-cell office:value-type="float" office:value="-0.285869725745957" calcext:value-type="float">
            <text:p>-0.2858697257</text:p>
          </table:table-cell>
          <table:table-cell office:value-type="float" office:value="0.35027027027" calcext:value-type="float">
            <text:p>0.3502702703</text:p>
          </table:table-cell>
          <table:table-cell office:value-type="float" office:value="0.273814416869" calcext:value-type="float">
            <text:p>0.2738144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iodemographic</text:p>
          </table:table-cell>
          <table:table-cell office:value-type="float" office:value="326" calcext:value-type="float">
            <text:p>326</text:p>
          </table:table-cell>
          <table:table-cell office:value-type="float" office:value="0.00135674007378699" calcext:value-type="float">
            <text:p>0.0013567401</text:p>
          </table:table-cell>
          <table:table-cell office:value-type="float" office:value="0.301621621622" calcext:value-type="float">
            <text:p>0.3016216216</text:p>
          </table:table-cell>
          <table:table-cell office:value-type="float" office:value="0.0925943726328" calcext:value-type="float">
            <text:p>0.09259437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p context</text:p>
          </table:table-cell>
          <table:table-cell office:value-type="float" office:value="428" calcext:value-type="float">
            <text:p>428</text:p>
          </table:table-cell>
          <table:table-cell office:value-type="float" office:value="-0.316459626191349" calcext:value-type="float">
            <text:p>-0.3164596262</text:p>
          </table:table-cell>
          <table:table-cell office:value-type="float" office:value="0.321081081081" calcext:value-type="float">
            <text:p>0.3210810811</text:p>
          </table:table-cell>
          <table:table-cell office:value-type="float" office:value="0.186017350879" calcext:value-type="float">
            <text:p>0.1860173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ception</text:p>
          </table:table-cell>
          <table:table-cell office:value-type="float" office:value="325.2" calcext:value-type="float">
            <text:p>325.2</text:p>
          </table:table-cell>
          <table:table-cell office:value-type="float" office:value="0.00547729665970764" calcext:value-type="float">
            <text:p>0.0054772967</text:p>
          </table:table-cell>
          <table:table-cell office:value-type="float" office:value="0.387027027027" calcext:value-type="float">
            <text:p>0.387027027</text:p>
          </table:table-cell>
          <table:table-cell office:value-type="float" office:value="0.206798639688" calcext:value-type="float">
            <text:p>0.20679863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sonal trip</text:p>
          </table:table-cell>
          <table:table-cell office:value-type="float" office:value="435.8" calcext:value-type="float">
            <text:p>435.8</text:p>
          </table:table-cell>
          <table:table-cell office:value-type="float" office:value="-0.342205265834525" calcext:value-type="float">
            <text:p>-0.3422052658</text:p>
          </table:table-cell>
          <table:table-cell office:value-type="float" office:value="0.330810810811" calcext:value-type="float">
            <text:p>0.3308108108</text:p>
          </table:table-cell>
          <table:table-cell office:value-type="float" office:value="0.210930125049" calcext:value-type="float">
            <text:p>0.210930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 context</text:p>
          </table:table-cell>
          <table:table-cell office:value-type="float" office:value="448.4" calcext:value-type="float">
            <text:p>448.4</text:p>
          </table:table-cell>
          <table:table-cell office:value-type="float" office:value="-0.378087234073602" calcext:value-type="float">
            <text:p>-0.3780872341</text:p>
          </table:table-cell>
          <table:table-cell office:value-type="float" office:value="0.309189189189" calcext:value-type="float">
            <text:p>0.3091891892</text:p>
          </table:table-cell>
          <table:table-cell office:value-type="float" office:value="0.20147041112" calcext:value-type="float">
            <text:p>0.201470411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6:24:50.727803361</meta:creation-date>
    <dc:date>2017-12-12T16:59:42.628618639</dc:date>
    <meta:editing-duration>PT4M21S</meta:editing-duration>
    <meta:editing-cycles>1</meta:editing-cycles>
    <meta:document-statistic meta:table-count="1" meta:cell-count="42" meta:object-count="0"/>
    <meta:generator>LibreOffice/5.1.6.2$Linux_X86_64 LibreOffice_project/10m0$Build-2</meta:generator>
  </office:meta>
</office:document-meta>
</file>